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Example1</text:p>
          </table:table-cell>
          <table:table-cell office:value-type="string" calcext:value-type="string">
            <text:p>Example2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ri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<text:a xlink:href="mailto:diana.prince@jl.com" xlink:type="simple">diana.prince@jl.co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miscy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nder: {</text:p>
            <text:p>                type: String,</text:p>
            <text:p>                enum: ['men', 'women'], // only 'men' or 'women' allowed</text:p>
            <text:p>                required: true</text:p>
            <text:p>            }</text:p>
          </table:table-cell>
          <table:table-cell office:value-type="string" calcext:value-type="string">
            <text:p>wo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ments</text:p>
          </table:table-cell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{men: {bust: , waist: , hip: , ring: } }</text:p>
          </table:table-cell>
          <table:table-cell office:value-type="string" calcext:value-type="string">
            <text:p>{men: {chest: , neck: , sleeve: , waist: , inseam: , ring: } }</text:p>
          </table:table-cell>
          <table:table-cell/>
        </table:table-row>
      </table:table>
      <table:table table:name="MainFeed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escription</text:p>
          </table:table-cell>
        </table:table-row>
      </table:table>
      <table:table table:name="ringSize" table:style-name="ta1">
        <table:table-column table:style-name="co2" table:number-columns-repeated="6" table:default-cell-style-name="ce2"/>
        <table:table-row table:style-name="ro3">
          <table:table-cell table:style-name="ce1" office:value-type="string" calcext:value-type="string">
            <text:p>Inside Circumference (mm)</text:p>
          </table:table-cell>
          <table:table-cell table:style-name="ce1" office:value-type="string" calcext:value-type="string">
            <text:p>Inside Diameter (mm)</text:p>
          </table:table-cell>
          <table:table-cell table:style-name="ce1" office:value-type="string" calcext:value-type="string">
            <text:p>US/Canada Size</text:p>
          </table:table-cell>
          <table:table-cell table:style-name="ce1" office:value-type="string" calcext:value-type="string">
            <text:p>UK/Australia Size</text:p>
          </table:table-cell>
          <table:table-cell table:style-name="ce1" office:value-type="string" calcext:value-type="string">
            <text:p>European Size</text:p>
          </table:table-cell>
          <table:table-cell table:style-name="ce1" office:value-type="string" calcext:value-type="string">
            <text:p>Japanese Size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44.2" calcext:value-type="float">
            <text:p>44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4.5" calcext:value-type="float">
            <text:p>14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</text:p>
          </table:table-cell>
          <table:table-cell office:value-type="float" office:value="45.5" calcext:value-type="float">
            <text:p>4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9" calcext:value-type="float">
            <text:p>14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46.8" calcext:value-type="float">
            <text:p>46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3" calcext:value-type="float">
            <text:p>15.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49.3" calcext:value-type="float">
            <text:p>49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K</text:p>
          </table:table-cell>
          <table:table-cell office:value-type="float" office:value="50.6" calcext:value-type="float">
            <text:p>50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51.9" calcext:value-type="float">
            <text:p>51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16.9" calcext:value-type="float">
            <text:p>16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</text:p>
          </table:table-cell>
          <table:table-cell office:value-type="float" office:value="53.1" calcext:value-type="float">
            <text:p>53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7.3" calcext:value-type="float">
            <text:p>17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54.4" calcext:value-type="float">
            <text:p>54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7.7" calcext:value-type="float">
            <text:p>17.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</text:p>
          </table:table-cell>
          <table:table-cell office:value-type="float" office:value="55.7" calcext:value-type="float">
            <text:p>55.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1" calcext:value-type="float">
            <text:p>18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8.5" calcext:value-type="float">
            <text:p>18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Q</text:p>
          </table:table-cell>
          <table:table-cell office:value-type="float" office:value="58.3" calcext:value-type="float">
            <text:p>58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float" office:value="59.5" calcext:value-type="float">
            <text:p>59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9.4" calcext:value-type="float">
            <text:p>19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</text:p>
          </table:table-cell>
          <table:table-cell office:value-type="float" office:value="60.8" calcext:value-type="float">
            <text:p>60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19.8" calcext:value-type="float">
            <text:p>19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62.1" calcext:value-type="float">
            <text:p>62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0.2" calcext:value-type="float">
            <text:p>20.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U</text:p>
          </table:table-cell>
          <table:table-cell office:value-type="float" office:value="63.4" calcext:value-type="float">
            <text:p>63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20.6" calcext:value-type="float">
            <text:p>20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float" office:value="64.6" calcext:value-type="float">
            <text:p>64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21" calcext:value-type="float">
            <text:p>2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W</text:p>
          </table:table-cell>
          <table:table-cell office:value-type="float" office:value="65.9" calcext:value-type="float">
            <text:p>65.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21.4" calcext:value-type="float">
            <text:p>21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67.2" calcext:value-type="float">
            <text:p>6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1.8" calcext:value-type="float">
            <text:p>21.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</text:p>
          </table:table-cell>
          <table:table-cell office:value-type="float" office:value="68.5" calcext:value-type="float">
            <text:p>68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22.2" calcext:value-type="float">
            <text:p>22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</text:p>
          </table:table-cell>
          <table:table-cell office:value-type="float" office:value="69.7" calcext:value-type="float">
            <text:p>69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6" calcext:value-type="float">
            <text:p>22.6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Z+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+2</text:p>
          </table:table-cell>
          <table:table-cell office:value-type="float" office:value="72.3" calcext:value-type="float">
            <text:p>72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23.4" calcext:value-type="float">
            <text:p>23.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Z+3</text:p>
          </table:table-cell>
          <table:table-cell office:value-type="float" office:value="73.6" calcext:value-type="float">
            <text:p>73.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23.8" calcext:value-type="float">
            <text:p>23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+4</text:p>
          </table:table-cell>
          <table:table-cell office:value-type="float" office:value="74.8" calcext:value-type="float">
            <text:p>74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24.2" calcext:value-type="float">
            <text:p>24.2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Z+5</text:p>
          </table:table-cell>
          <table:table-cell office:value-type="float" office:value="76.1" calcext:value-type="float">
            <text:p>76.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24.6" calcext:value-type="float">
            <text:p>24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+6</text:p>
          </table:table-cell>
          <table:table-cell office:value-type="float" office:value="77.4" calcext:value-type="float">
            <text:p>77.4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0:25:57.213989853</meta:creation-date>
    <meta:generator>LibreOffice/7.3.7.2$Linux_X86_64 LibreOffice_project/30$Build-2</meta:generator>
    <dc:date>2024-06-05T14:35:18.809501907</dc:date>
    <meta:editing-duration>PT25M12S</meta:editing-duration>
    <meta:editing-cycles>1</meta:editing-cycles>
    <meta:document-statistic meta:table-count="3" meta:cell-count="197" meta:object-count="0"/>
  </office:meta>
</office:document-meta>
</file>